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You are currently viewing the blog!</text:p>
      <text:p text:style-name="Text_20_body">Along the toolbar you will find several links, click [norms_alley] to return to the blogs view at anytime</text:p>
      <text:p text:style-name="Text_20_body">The menu icon on the left will bring up a menu on the left-side of the main screen where you can choose a category to view!</text:p>
      <text:p text:style-name="Text_20_body">         projects / ideas/ art / dev / games</text:p>
      <text:p text:style-name="Text_20_body">If you click the person icon, you'll be able to Signup, Login, and if logged in, you'll see your username, which will take you to your profile, a link to a list of all users, and a logout button.</text:p>
      <text:p text:style-name="Text_20_body">The home icon will take you to the landing page, which features information on how I developed this web application.</text:p>
      <text:p text:style-name="Text_20_body">If you are logged in, you will see a new page icon, this will allow you to create a blog like this and experience the full features of this application! </text:p>
      <text:p text:style-name="Text_20_body">When you create a blog, you are given an option to provide a tag, this tag allows for quick indexing of broad category posts, the tags can be accessed on the very right of the screen where there is an icon with an arrow in a box. </text:p>
      <text:p text:style-name="Text_20_body">On the blogs view, if you've written a blog, you'll be able to edit it or delete it. if you click delete you'll be prompted to confirm your choice. If you edit, the edit component will appear above all the blogs, you will then be able to click the edit button on the blog you wish to edit, which will prompt the content to appear in the edit component!. </text:p>
      <text:p text:style-name="Text_20_body">Click save to save the blog, or x to clear the form. if you are in edit mode from the blogs view page, the x button will close the edit window and discard any changes made in the form.</text:p>
      <text:p text:style-name="Text_20_body">The search bar will allow you to search a string, at this time the string must be literal, pressing enter or the mangifying glass will return any blog that features the requested str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5:26:54.150486356</meta:creation-date>
    <dc:date>2017-07-03T15:27:18.037178582</dc:date>
    <meta:editing-duration>PT23S</meta:editing-duration>
    <meta:editing-cycles>1</meta:editing-cycles>
    <meta:document-statistic meta:table-count="0" meta:image-count="0" meta:object-count="0" meta:page-count="1" meta:paragraph-count="11" meta:word-count="335" meta:character-count="1724" meta:non-whitespace-character-count="1388"/>
    <meta:generator>LibreOffice/5.1.6.2$Linux_X86_64 LibreOffice_project/10m0$Build-2</meta:generator>
  </office:meta>
</office:document-meta>
</file>